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0000001007DEF3BF604F60283.png" manifest:media-type="image/png"/>
  <manifest:file-entry manifest:full-path="Pictures/100000010000010000000100A606D7CBE4006B7C.png" manifest:media-type="image/png"/>
  <manifest:file-entry manifest:full-path="Pictures/10000001000000800000008038DE4F3F87600215.png" manifest:media-type="image/png"/>
  <manifest:file-entry manifest:full-path="Pictures/10000001000001000000010088EC146A233E8F82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adornments="Regular" style:font-family-generic="swiss" style:font-pitch="variable"/>
    <style:font-face style:name="Droid Sans Fallback" svg:font-family="'Droid Sans Fallb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 style:font-pitch="variable"/>
    <style:font-face style:name="Noto Sans Mono CJK SC" svg:font-family="'Noto Sans Mono CJK SC'" style:font-adornments="Regular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bdings" svg:font-family="Webdings" style:font-charset="x-symbol"/>
    <style:font-face style:name="Wingdings" svg:font-family="Wingdings" style:font-charset="x-symbol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楷体" svg:font-family="楷体" style:font-family-generic="system" style:font-pitch="variable"/>
    <style:font-face style:name="楷体_GB2312" svg:font-family="楷体_GB2312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P1" style:family="paragraph" style:parent-style-name="Text_20_body">
      <style:text-properties style:font-name-asian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一 BUG 11111111</text:p>
      <text:p text:style-name="P1">一一一BUG 1111111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adornments="Regular" style:font-family-generic="swiss" style:font-pitch="variable"/>
    <style:font-face style:name="Droid Sans Fallback" svg:font-family="'Droid Sans Fallb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 style:font-pitch="variable"/>
    <style:font-face style:name="Noto Sans Mono CJK SC" svg:font-family="'Noto Sans Mono CJK SC'" style:font-adornments="Regular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bdings" svg:font-family="Webdings" style:font-charset="x-symbol"/>
    <style:font-face style:name="Wingdings" svg:font-family="Wingdings" style:font-charset="x-symbol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楷体" svg:font-family="楷体" style:font-family-generic="system" style:font-pitch="variable"/>
    <style:font-face style:name="楷体_GB2312" svg:font-family="楷体_GB2312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宋体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Times New Roman" fo:font-size="10pt" fo:language="en" fo:country="US" style:letter-kerning="false" style:font-name-asian="宋体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正文文本_20_Char" style:class="text">
      <style:paragraph-properties fo:margin-left="0in" fo:margin-right="0in" fo:margin-top="0.0835in" fo:margin-bottom="0.0835in" style:contextual-spacing="false" fo:text-indent="0in" style:auto-text-indent="false"/>
      <style:text-properties style:font-name-asian="Droid Sans Fallback" style:font-family-asian="'Droid Sans Fallback'" style:font-style-name-asian="Regular" style:font-family-generic-asian="swiss" style:font-pitch-asian="variable" style:language-asian="zh" style:country-asian="TW" style:font-size-complex="10.5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_2a__20_text" loext:linked-style-name="标题_20_1_20_Char" style:default-outline-level="1" style:class="text">
      <style:paragraph-properties fo:text-align="center" style:justify-single-word="false" fo:keep-together="always" fo:keep-with-next="always" style:vertical-align="baseline"/>
      <style:text-properties fo:color="#5f5f5f" loext:opacity="100%" fo:font-size="16pt" fo:font-weight="bold" style:letter-kerning="true" style:font-name-asian="微软雅黑" style:font-family-asian="微软雅黑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_2a__20_text" loext:linked-style-name="标题_20_2_20_Char" style:default-outline-level="2" style:class="text">
      <style:paragraph-properties fo:keep-together="always" fo:keep-with-next="always" style:vertical-align="baseline"/>
      <style:text-properties fo:color="#5f5f5f" loext:opacity="100%" fo:font-size="14pt" fo:font-weight="bold" style:font-name-asian="微软雅黑" style:font-family-asian="微软雅黑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_2a__20_text" loext:linked-style-name="标题_20_3_20_Char" style:default-outline-level="3" style:class="text">
      <style:paragraph-properties fo:keep-together="always" fo:keep-with-next="always" style:vertical-align="baseline"/>
      <style:text-properties fo:color="#5f5f5f" loext:opacity="100%" fo:font-size="12pt" fo:font-weight="bold" style:font-name-asian="微软雅黑" style:font-family-asian="微软雅黑" style:font-family-generic-asian="system" style:font-pitch-asian="variable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_2a__20_text" loext:linked-style-name="标题_20_4_20_Char" style:default-outline-level="4" style:class="text">
      <style:paragraph-properties fo:keep-together="always" fo:keep-with-next="always" style:vertical-align="baseline"/>
      <style:text-properties fo:color="#5f5f5f" loext:opacity="100%" fo:font-size="11pt" fo:font-weight="bold" style:font-name-asian="微软雅黑" style:font-family-asian="微软雅黑" style:font-family-generic-asian="system" style:font-pitch-asian="variable" style:font-size-asian="11pt" style:font-weight-asian="bold" style:font-size-complex="11pt" style:font-weight-complex="bold"/>
    </style:style>
    <style:style style:name="Heading_20_5" style:display-name="Heading 5" style:family="paragraph" style:parent-style-name="Standard" style:next-style-name="Standard" loext:linked-style-name="标题_20_5_20_Char" style:default-outline-level="5" style:class="text">
      <style:paragraph-properties fo:margin-top="0.1945in" fo:margin-bottom="0.2016in" style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loext:linked-style-name="标题_20_6_20_Char" style:default-outline-level="6" style:class="text">
      <style:paragraph-properties fo:margin-top="0.1665in" fo:margin-bottom="0.0445in" style:contextual-spacing="false" fo:line-height="133%" fo:keep-together="always" fo:keep-with-next="always"/>
      <style:text-properties fo:font-size="12pt" fo:font-weight="bold" style:font-name-asian="黑体" style:font-family-asian="黑体" style:font-family-generic-asian="system" style:font-pitch-asian="variable" style:font-size-asian="12pt" style:font-weight-asian="bold" style:font-size-complex="12pt" style:font-weight-complex="bold"/>
    </style:style>
    <style:style style:name="Heading_20_7" style:display-name="Heading 7" style:family="paragraph" style:parent-style-name="Standard" style:next-style-name="Standard" loext:linked-style-name="标题_20_7_20_Char" style:default-outline-level="7" style:class="text">
      <style:paragraph-properties fo:margin-top="0.1665in" fo:margin-bottom="0.0445in" style:contextual-spacing="false" fo:line-height="133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Standard" style:next-style-name="Standard" loext:linked-style-name="标题_20_8_20_Char" style:default-outline-level="8" style:class="text">
      <style:paragraph-properties fo:margin-top="0.1665in" fo:margin-bottom="0.0445in" style:contextual-spacing="false" fo:line-height="133%" fo:keep-together="always" fo:keep-with-next="always"/>
      <style:text-properties fo:font-size="12pt" style:font-name-asian="黑体" style:font-family-asian="黑体" style:font-family-generic-asian="system" style:font-pitch-asian="variable" style:font-size-asian="12pt" style:font-size-complex="12pt"/>
    </style:style>
    <style:style style:name="Heading_20_9" style:display-name="Heading 9" style:family="paragraph" style:parent-style-name="Standard" style:next-style-name="Standard" loext:linked-style-name="标题_20_9_20_Char" style:default-outline-level="9" style:class="text">
      <style:paragraph-properties fo:margin-top="0.1665in" fo:margin-bottom="0.0445in" style:contextual-spacing="false" fo:line-height="133%" fo:keep-together="always" fo:keep-with-next="always"/>
      <style:text-properties style:font-name-asian="黑体" style:font-family-asian="黑体" style:font-family-generic-asian="system" style:font-pitch-asian="variable" style:font-size-complex="10.5pt"/>
    </style:style>
    <style:style style:name="_2a__20_text" style:display-name="* text" style:family="paragraph" style:parent-style-name="Standard" loext:linked-style-name="_2a__20_text_20_Char_20_Char">
      <style:paragraph-properties style:vertical-align="baseline"/>
      <style:text-properties fo:color="#333333" loext:opacity="100%" fo:font-size="9pt" style:letter-kerning="true" style:font-name-asian="微软雅黑" style:font-family-asian="微软雅黑" style:font-family-generic-asian="system" style:font-pitch-asian="variable" style:font-size-asian="9pt" style:font-size-complex="9pt"/>
    </style:style>
    <style:style style:name="annotation_20_text" style:display-name="annotation text" style:family="paragraph" style:parent-style-name="Standard" loext:linked-style-name="批注文字_20_Char">
      <style:text-properties fo:language="zh" fo:country="CN"/>
    </style:style>
    <style:style style:name="annotation_20_subject" style:display-name="annotation subject" style:family="paragraph" style:parent-style-name="annotation_20_text" style:next-style-name="annotation_20_text" loext:linked-style-name="批注主题_20_Char">
      <style:text-properties fo:font-weight="bold" style:font-weight-asian="bold" style:font-weight-complex="bold"/>
    </style:style>
    <style:style style:name="caption" style:family="paragraph" style:parent-style-name="Standard" style:next-style-name="Standard">
      <style:text-properties fo:font-size="10pt" style:font-name-asian="黑体" style:font-family-asian="黑体" style:font-family-generic-asian="system" style:font-pitch-asian="variable" style:font-size-asian="10pt" style:font-name-complex="Arial1" style:font-family-complex="Arial" style:font-family-generic-complex="system" style:font-pitch-complex="variable"/>
    </style:style>
    <style:style style:name="Document_20_Map" style:display-name="Document Map" style:family="paragraph" style:parent-style-name="Standard" loext:linked-style-name="文档结构图_20_Char">
      <loext:graphic-properties draw:fill="solid" draw:fill-color="#000080"/>
      <style:paragraph-properties fo:background-color="#000080"/>
    </style:style>
    <style:style style:name="Contents_20_3" style:display-name="Contents 3" style:family="paragraph" style:parent-style-name="Standard" style:next-style-name="Standard" style:class="index">
      <style:paragraph-properties fo:margin-left="0.5835in" fo:margin-right="0in" fo:text-indent="0in" style:auto-text-indent="false"/>
    </style:style>
    <style:style style:name="Balloon_20_Text" style:display-name="Balloon Text" style:family="paragraph" style:parent-style-name="Standard" loext:linked-style-name="批注框文本_20_Char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页脚_20_Char" style:class="extra">
      <style:paragraph-properties fo:text-align="center" style:justify-single-word="false" fo:padding-left="0in" fo:padding-right="0in" fo:padding-top="0.0138in" fo:padding-bottom="0in" fo:border-left="none" fo:border-right="none" fo:border-top="3pt solid #c0c0c0" fo:border-bottom="none" style:vertical-align="baseli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color="#999999" loext:opacity="100%" fo:font-size="9pt" style:font-name-asian="微软雅黑" style:font-family-asian="微软雅黑" style:font-family-generic-asian="system" style:font-pitch-asian="variable" style:font-size-asian="9pt" style:font-size-complex="9pt"/>
    </style:style>
    <style:style style:name="Header" style:family="paragraph" style:parent-style-name="Standard" loext:linked-style-name="页眉_20_Char" style:class="extra">
      <style:paragraph-properties fo:text-align="end" style:justify-single-word="false" fo:padding-left="0in" fo:padding-right="0in" fo:padding-top="0in" fo:padding-bottom="0.0138in" fo:border-left="none" fo:border-right="none" fo:border-top="none" fo:border-bottom="3pt solid #c0c0c0" style:vertical-align="baseli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color="#999999" loext:opacity="100%" fo:font-size="9pt" style:font-name-asian="微软雅黑" style:font-family-asian="微软雅黑" style:font-family-generic-asian="system" style:font-pitch-asian="variable" style:font-size-asian="9pt" style:font-size-complex="9pt"/>
    </style:style>
    <style:style style:name="Contents_20_1" style:display-name="Contents 1" style:family="paragraph" style:parent-style-name="Standard" style:next-style-name="Standard" style:class="index"/>
    <style:style style:name="Contents_20_4" style:display-name="Contents 4" style:family="paragraph" style:parent-style-name="Standard" style:next-style-name="Standard" style:class="index">
      <style:paragraph-properties fo:margin-left="0.8752in" fo:margin-right="0in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2917in" fo:margin-right="0in" fo:text-indent="0in" style:auto-text-indent="false"/>
    </style:style>
    <style:style style:name="_2a__20_table_20_text" style:display-name="* table text" style:family="paragraph" style:parent-style-name="_2a__20_text" loext:linked-style-name="_2a__20_table_20_text_20_Char"/>
    <style:style style:name="_2a__20_Display_20_terminal" style:display-name="* Display terminal" style:family="paragraph" loext:linked-style-name="_2a__20_Display_20_terminal_20_Char_20_Char">
      <loext:graphic-properties draw:fill="solid" draw:fill-color="#e6e6e6"/>
      <style:paragraph-properties fo:margin-top="0in" fo:margin-bottom="0in" style:contextual-spacing="false" fo:text-align="start" style:justify-single-word="false" fo:orphans="2" fo:widows="2" fo:background-color="#e6e6e6" style:vertical-align="baseline" style:writing-mode="lr-tb"/>
      <style:text-properties fo:color="#333333" loext:opacity="100%" style:font-name="宋体" fo:font-family="宋体" style:font-family-generic="roman" style:font-pitch="variable" fo:font-size="9pt" style:letter-kerning="true" style:font-name-asian="微软雅黑" style:font-family-asian="微软雅黑" style:font-family-generic-asian="system" style:font-pitch-asian="variable" style:font-size-asian="9pt" style:font-size-complex="9pt"/>
    </style:style>
    <style:style style:name="_2a__20_item_20_list" style:display-name="* item list" style:family="paragraph" style:parent-style-name="_2a__20_text" loext:linked-style-name="_2a__20_item_20_list_20_Char" style:list-style-name="WWNum2"/>
    <style:style style:name="_2a__20_sign_20_instruction" style:display-name="* sign instruction" style:family="paragraph" style:parent-style-name="_2a__20_text" style:list-style-name="WWNum3">
      <style:paragraph-properties fo:padding-left="0in" fo:padding-right="0in" fo:padding-top="0.0138in" fo:padding-bottom="0.0138in" fo:border-left="none" fo:border-right="none" fo:border-top="0.51pt dotted #999999" fo:border-bottom="0.51pt dotted #999999" style:vertical-align="middle"/>
      <style:text-properties style:font-name-asian="楷体" style:font-family-asian="楷体" style:font-family-generic-asian="system" style:font-pitch-asian="variable"/>
    </style:style>
    <style:style style:name="_2a__20_sign_20_notice" style:display-name="* sign notice" style:family="paragraph" style:parent-style-name="_2a__20_text" style:list-style-name="WWNum4">
      <style:paragraph-properties fo:padding-left="0in" fo:padding-right="0in" fo:padding-top="0.0138in" fo:padding-bottom="0.0138in" fo:border-left="none" fo:border-right="none" fo:border-top="0.51pt dotted #999999" fo:border-bottom="0.51pt dotted #999999" style:vertical-align="middle"/>
      <style:text-properties style:font-name-asian="楷体_GB2312" style:font-family-asian="楷体_GB2312" style:font-family-generic-asian="system" style:font-pitch-asian="variable"/>
    </style:style>
    <style:style style:name="_2a__20_Block" style:display-name="* Block" style:family="paragraph" style:parent-style-name="Standard" style:next-style-name="_2a__20_text">
      <style:paragraph-properties fo:margin-left="0in" fo:margin-right="2.4307in" fo:text-indent="0in" style:auto-text-indent="false" fo:padding-left="0in" fo:padding-right="0in" fo:padding-top="0in" fo:padding-bottom="0.0138in" fo:border-left="none" fo:border-right="none" fo:border-top="none" fo:border-bottom="0.51pt solid #4f81bd" style:vertical-align="baseline"/>
      <style:text-properties fo:color="#4f81bd" loext:opacity="100%" fo:font-weight="bold" style:font-name-asian="微软雅黑" style:font-family-asian="微软雅黑" style:font-family-generic-asian="system" style:font-pitch-asian="variable" style:font-weight-asian="bold" style:font-size-complex="10.5pt"/>
    </style:style>
    <style:style style:name="_2a__20_item_20_step" style:display-name="* item step" style:family="paragraph" style:parent-style-name="_2a__20_text" loext:linked-style-name="_2a__20_item_20_step_20_Char" style:list-style-name="WWNum5"/>
    <style:style style:name="_2a__20_notice" style:display-name="* notice" style:family="paragraph" style:parent-style-name="_2a__20_text">
      <style:paragraph-properties fo:margin-left="0.2917in" fo:margin-right="0in" fo:text-indent="-0.2917in" style:auto-text-indent="false" fo:padding-left="0in" fo:padding-right="0in" fo:padding-top="0.0138in" fo:padding-bottom="0.0138in" fo:border-left="none" fo:border-right="none" fo:border-top="1.5pt solid #999999" fo:border-bottom="1.5pt solid #999999" style:vertical-align="auto">
        <style:tab-stops>
          <style:tab-stop style:position="0.2917in"/>
        </style:tab-stops>
      </style:paragraph-properties>
      <style:text-properties style:font-name-asian="楷体_GB2312" style:font-family-asian="楷体_GB2312" style:font-family-generic-asian="system" style:font-pitch-asian="variable"/>
    </style:style>
    <style:style style:name="_2a__20_Mini_20_Block" style:display-name="* Mini Block" style:family="paragraph" style:parent-style-name="Standard" style:next-style-name="_2a__20_text" style:list-style-name="WWNum6">
      <style:paragraph-properties style:vertical-align="baseline"/>
      <style:text-properties fo:color="#4f81bd" loext:opacity="100%" fo:font-size="9pt" fo:font-weight="bold" style:font-name-asian="微软雅黑" style:font-family-asian="微软雅黑" style:font-family-generic-asian="system" style:font-pitch-asian="variable" style:font-size-asian="9pt" style:font-weight-asian="bold" style:font-size-complex="9pt"/>
    </style:style>
    <style:style style:name="_2a__20_table_20_item_20_list" style:display-name="* table item list" style:family="paragraph" style:parent-style-name="_2a__20_table_20_text" style:list-style-name="WWNum7"/>
    <style:style style:name="_2a__20_table_20_item_20_step" style:display-name="* table item step" style:family="paragraph" style:parent-style-name="_2a__20_item_20_step" loext:linked-style-name="_2a__20_table_20_item_20_step_20_Char" style:list-style-name="WWNum8"/>
    <style:style style:name="_2a__20_sign_20_warning" style:display-name="* sign warning" style:family="paragraph" style:parent-style-name="_2a__20_sign_20_notice" style:list-style-name="WWNum9"/>
    <style:style style:name="_2a_Block" style:display-name="*Block" style:family="paragraph" style:parent-style-name="Standard" style:next-style-name="_2a__20_text" loext:linked-style-name="_2a_Block_20_Char">
      <style:text-properties fo:color="#333333" loext:opacity="100%" fo:font-weight="bold" style:font-name-asian="微软雅黑" style:font-family-asian="微软雅黑" style:font-family-generic-asian="system" style:font-pitch-asian="variable" style:font-weight-asian="bold" style:font-size-complex="12pt"/>
    </style:style>
    <style:style style:name="Char_20_Char1" style:display-name="Char Char1" style:family="paragraph" style:parent-style-name="Standard" style:next-style-name="Standard">
      <style:paragraph-properties fo:orphans="0" fo:widows="0"/>
      <style:text-properties style:font-name="Tahoma" fo:font-family="Tahoma" style:font-family-generic="roman" style:font-pitch="variable" fo:font-size="12pt" style:letter-kerning="true" style:font-size-asian="12pt"/>
    </style:style>
    <style:style style:name="_2a__20_sign_20_spec" style:display-name="* sign spec" style:family="paragraph" style:parent-style-name="_2a__20_text" style:list-style-name="WWNum10">
      <style:paragraph-properties fo:padding-left="0in" fo:padding-right="0in" fo:padding-top="0.0138in" fo:padding-bottom="0.0138in" fo:border-left="none" fo:border-right="none" fo:border-top="0.51pt dotted #999999" fo:border-bottom="0.51pt dotted #999999" style:vertical-align="middle"/>
      <style:text-properties style:font-name-asian="楷体_GB2312" style:font-family-asian="楷体_GB2312" style:font-family-generic-asian="system" style:font-pitch-asian="variable"/>
    </style:style>
    <style:style style:name="Char1_20_Char_20_Char_20_Char_20_Char_20_Char_20_Char" style:display-name="Char1 Char Char Char Char Char Char" style:family="paragraph" style:parent-style-name="Standard" style:next-style-name="Standard">
      <style:paragraph-properties fo:orphans="0" fo:widows="0"/>
      <style:text-properties style:font-name="Tahoma" fo:font-family="Tahoma" style:font-family-generic="roman" style:font-pitch="variable" fo:font-size="12pt" style:letter-kerning="true" style:font-size-asian="12pt"/>
    </style:style>
    <style:style style:name="_2a__20_instruction" style:display-name="* instruction" style:family="paragraph" style:parent-style-name="Standard">
      <style:paragraph-properties fo:padding-left="0in" fo:padding-right="0in" fo:padding-top="0.0138in" fo:padding-bottom="0.0138in" fo:border-left="none" fo:border-right="none" fo:border-top="1.5pt solid #999999" fo:border-bottom="1.5pt solid #999999">
        <style:tab-stops>
          <style:tab-stop style:position="0.2917in"/>
        </style:tab-stops>
      </style:paragraph-properties>
      <style:text-properties fo:color="#333333" loext:opacity="100%" fo:font-size="9pt" style:font-name-asian="楷体_GB2312" style:font-family-asian="楷体_GB2312" style:font-family-generic-asian="system" style:font-pitch-asian="variable" style:font-size-asian="9pt" style:font-size-complex="9pt"/>
    </style:style>
    <style:style style:name="_2a__20_step" style:display-name="* step" style:family="paragraph" style:parent-style-name="_2a__20_text">
      <style:paragraph-properties fo:margin-left="0.2917in" fo:margin-right="0in" fo:text-indent="-0.2917in" style:auto-text-indent="false" style:vertical-align="auto">
        <style:tab-stops>
          <style:tab-stop style:position="0.2917in"/>
        </style:tab-stops>
      </style:paragraph-properties>
      <style:text-properties style:font-name-asian="宋体1" style:font-family-asian="宋体" style:font-family-generic-asian="system" style:font-pitch-asian="variable"/>
    </style:style>
    <style:style style:name="修订1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0.5pt" style:font-size-asian="10.5pt"/>
    </style:style>
    <style:style style:name="Table_20_Item_20_list" style:display-name="Table Item list" style:family="paragraph" style:list-style-name="WWNum11">
      <style:paragraph-properties fo:margin-top="0.028in" fo:margin-bottom="0.028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able_20_text" style:display-name="Table text" style:family="paragraph" loext:linked-style-name="Table_20_text_20_Char">
      <style:paragraph-properties fo:margin-top="0.028in" fo:margin-bottom="0.028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Char_20_Char_20_Char_20_Char" style:display-name="Char Char Char Char" style:family="paragraph" style:parent-style-name="Standard">
      <style:paragraph-properties fo:line-height="150%" fo:orphans="0" fo:widows="0" fo:break-before="page"/>
      <style:text-properties fo:color="#000000" loext:opacity="100%" style:font-name="Tahoma" fo:font-family="Tahoma" style:font-family-generic="roman" style:font-pitch="variable" style:letter-kerning="true" style:font-size-complex="10.5pt"/>
    </style:style>
    <style:style style:name="Char_20_Char1_20_Char_20_Char" style:display-name="Char Char1 Char Char" style:family="paragraph" style:parent-style-name="Standard">
      <style:paragraph-properties fo:margin-left="0.65in" fo:margin-right="0in" fo:orphans="0" fo:widows="0" fo:text-indent="-0.472in" style:auto-text-indent="false">
        <style:tab-stops>
          <style:tab-stop style:position="0.3937in"/>
        </style:tab-stops>
      </style:paragraph-properties>
      <style:text-properties fo:font-size="10pt" style:letter-kerning="true" style:font-size-asian="10pt" style:font-name-complex="Arial1" style:font-family-complex="Arial" style:font-family-generic-complex="system" style:font-pitch-complex="variable" style:font-size-complex="12pt"/>
    </style:style>
    <style:style style:name="Char_20_Char" style:display-name="Char Char" style:family="paragraph" style:parent-style-name="Standard" style:next-style-name="Standard">
      <style:paragraph-properties fo:orphans="0" fo:widows="0"/>
      <style:text-properties style:font-name="Tahoma" fo:font-family="Tahoma" style:font-family-generic="roman" style:font-pitch="variable" fo:font-size="12pt" style:letter-kerning="true" style:font-size-asian="12pt"/>
    </style:style>
    <style:style style:name="_2a__20_text_20_New_20_New" style:display-name="* text New New" style:family="paragraph" style:parent-style-name="Standard">
      <style:text-properties fo:color="#333333" loext:opacity="100%" fo:font-size="9pt" style:font-size-asian="9pt" style:font-size-complex="9pt"/>
    </style:style>
    <style:style style:name="_2a__20_text_20_New_20_New_20_New" style:display-name="* text New New New" style:family="paragraph" style:parent-style-name="Standard">
      <style:text-properties fo:color="#333333" loext:opacity="100%" fo:font-size="9pt" style:font-size-asian="9pt" style:font-size-complex="9pt"/>
    </style:style>
    <style:style style:name="_2a__20_text_20_New_20_New_20_New_20_New" style:display-name="* text New New New New" style:family="paragraph" style:parent-style-name="Standard">
      <style:text-properties fo:color="#333333" loext:opacity="100%" fo:font-size="9pt" style:font-size-asian="9pt" style:font-size-complex="9pt"/>
    </style:style>
    <style:style style:name="_2a__20_text_20_New" style:display-name="* text New" style:family="paragraph" style:parent-style-name="Standard">
      <style:text-properties fo:color="#333333" loext:opacity="100%" fo:font-size="9pt" style:font-size-asian="9pt" style:font-size-complex="9pt"/>
    </style:style>
    <style:style style:name="_2a__20_Display_20_terminal_20_New" style:display-name="* Display terminal New" style:family="paragraph">
      <loext:graphic-properties draw:fill="solid" draw:fill-color="#e6e6e6"/>
      <style:paragraph-properties fo:margin-top="0in" fo:margin-bottom="0in" style:contextual-spacing="false" fo:text-align="start" style:justify-single-word="false" fo:orphans="2" fo:widows="2" fo:background-color="#e6e6e6" style:vertical-align="baseline" style:writing-mode="lr-tb"/>
      <style:text-properties fo:color="#333333" loext:opacity="100%" style:font-name="宋体" fo:font-family="宋体" style:font-family-generic="roman" style:font-pitch="variable" fo:font-size="9pt" fo:background-color="#e6e6e6" style:font-name-asian="微软雅黑" style:font-family-asian="微软雅黑" style:font-family-generic-asian="system" style:font-pitch-asian="variable" style:font-size-asian="9pt" style:font-size-complex="9pt"/>
    </style:style>
    <style:style style:name="标题1" style:family="paragraph" style:parent-style-name="Standard">
      <style:text-properties fo:font-size="22pt" style:font-name-asian="黑体" style:font-family-asian="黑体" style:font-family-generic-asian="system" style:font-pitch-asian="variable" style:font-size-asian="22pt" style:font-size-complex="22pt"/>
    </style:style>
    <style:style style:name="item_20_step" style:display-name="item step" style:family="paragraph" style:parent-style-name="Standard">
      <style:paragraph-properties fo:margin-top="0in" fo:margin-bottom="0.0417in" style:contextual-spacing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标题_20_1_20_Char" style:display-name="标题 1 Char" style:family="text" loext:linked-style-name="Heading_20_1">
      <style:text-properties fo:color="#5f5f5f" loext:opacity="100%" style:font-name="Arial" fo:font-family="Arial" style:font-family-generic="roman" style:font-pitch="variable" fo:font-size="16pt" fo:font-weight="bold" style:letter-kerning="true" style:font-name-asian="微软雅黑" style:font-family-asian="微软雅黑" style:font-family-generic-asian="system" style:font-pitch-asian="variable" style:font-size-asian="16pt" style:font-weight-asian="bold"/>
    </style:style>
    <style:style style:name="标题_20_2_20_Char" style:display-name="标题 2 Char" style:family="text" loext:linked-style-name="Heading_20_2">
      <style:text-properties style:font-name="Cambria" fo:font-family="Cambria" style:font-family-generic="roman" style:font-pitch="variable" fo:font-size="16pt" fo:font-weight="bold" style:letter-kerning="false" style:font-name-asian="宋体1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标题_20_3_20_Char" style:display-name="标题 3 Char" style:family="text" loext:linked-style-name="Heading_20_3">
      <style:text-properties fo:color="#5f5f5f" loext:opacity="100%" style:font-name="Arial" fo:font-family="Arial" style:font-family-generic="roman" style:font-pitch="variable" fo:font-size="12pt" fo:font-weight="bold" style:font-name-asian="微软雅黑" style:font-family-asian="微软雅黑" style:font-family-generic-asian="system" style:font-pitch-asian="variable" style:font-size-asian="12pt" style:font-weight-asian="bold"/>
    </style:style>
    <style:style style:name="标题_20_4_20_Char" style:display-name="标题 4 Char" style:family="text" loext:linked-style-name="Heading_20_4">
      <style:text-properties style:font-name="Cambria" fo:font-family="Cambria" style:font-family-generic="roman" style:font-pitch="variable" fo:font-size="14pt" fo:font-weight="bold" style:letter-kerning="false" style:font-name-asian="宋体1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标题_20_5_20_Char" style:display-name="标题 5 Char" style:family="text" loext:linked-style-name="Heading_20_5">
      <style:text-properties style:font-name="Arial" fo:font-family="Arial" style:font-family-generic="roman" style:font-pitch="variable" fo:font-size="14pt" fo:font-weight="bold" style:letter-kerning="false" style:font-size-asian="14pt" style:font-weight-asian="bold" style:font-size-complex="14pt" style:font-weight-complex="bold"/>
    </style:style>
    <style:style style:name="标题_20_6_20_Char" style:display-name="标题 6 Char" style:family="text" loext:linked-style-name="Heading_20_6">
      <style:text-properties style:font-name="Cambria" fo:font-family="Cambria" style:font-family-generic="roman" style:font-pitch="variable" fo:font-size="12pt" fo:font-weight="bold" style:letter-kerning="false" style:font-name-asian="宋体1" style:font-family-asian="宋体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标题_20_7_20_Char" style:display-name="标题 7 Char" style:family="text" loext:linked-style-name="Heading_20_7">
      <style:text-properties style:font-name="Arial" fo:font-family="Arial" style:font-family-generic="roman" style:font-pitch="variable" fo:font-size="12pt" fo:font-weight="bold" style:letter-kerning="false" style:font-size-asian="12pt" style:font-weight-asian="bold" style:font-size-complex="12pt" style:font-weight-complex="bold"/>
    </style:style>
    <style:style style:name="标题_20_8_20_Char" style:display-name="标题 8 Char" style:family="text" loext:linked-style-name="Heading_20_8">
      <style:text-properties style:font-name="Cambria" fo:font-family="Cambria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标题_20_9_20_Char" style:display-name="标题 9 Char" style:family="text" loext:linked-style-name="Heading_20_9">
      <style:text-properties style:font-name="Cambria" fo:font-family="Cambria" style:font-family-generic="roman" style:font-pitch="variable" style:letter-kerning="false" style:font-name-asian="宋体1" style:font-family-asian="宋体" style:font-family-generic-asian="system" style:font-pitch-asian="variable" style:font-name-complex="Times New Roman1" style:font-family-complex="'Times New Roman'" style:font-family-generic-complex="system" style:font-pitch-complex="variable" style:font-size-complex="10.5pt"/>
    </style:style>
    <style:style style:name="批注文字_20_Char" style:display-name="批注文字 Char" style:family="text" loext:linked-style-name="annotation_20_text">
      <style:text-properties style:font-name="Arial" fo:font-family="Arial" style:font-family-generic="roman" style:font-pitch="variable" fo:font-size="10.5pt" fo:language="zh" fo:country="CN" style:font-size-asian="10.5pt" style:language-asian="zh" style:country-asian="CN"/>
    </style:style>
    <style:style style:name="批注主题_20_Char" style:display-name="批注主题 Char" style:family="text" loext:linked-style-name="annotation_20_subject">
      <style:text-properties style:font-name="Arial" fo:font-family="Arial" style:font-family-generic="roman" style:font-pitch="variable" fo:font-size="10.5pt" fo:language="zh" fo:country="CN" fo:font-weight="bold" style:font-size-asian="10.5pt" style:language-asian="zh" style:country-asian="CN" style:font-weight-asian="bold"/>
    </style:style>
    <style:style style:name="文档结构图_20_Char" style:display-name="文档结构图 Char" style:family="text" loext:linked-style-name="Document_20_Map">
      <style:text-properties fo:font-size="1pt" style:letter-kerning="false" style:font-size-asian="1pt" style:font-size-complex="1pt"/>
    </style:style>
    <style:style style:name="正文文本_20_Char" style:display-name="正文文本 Char" style:family="text">
      <style:text-properties style:font-name="Arial" fo:font-family="Arial" style:font-family-generic="roman" style:font-pitch="variable" fo:font-size="10.5pt" style:font-size-asian="10.5pt"/>
    </style:style>
    <style:style style:name="批注框文本_20_Char" style:display-name="批注框文本 Char" style:family="text" loext:linked-style-name="Balloon_20_Text">
      <style:text-properties style:font-name="Arial" fo:font-family="Arial" style:font-family-generic="roman" style:font-pitch="variable" fo:font-size="1pt" style:letter-kerning="false" style:font-size-asian="1pt" style:font-size-complex="1pt"/>
    </style:style>
    <style:style style:name="页脚_20_Char" style:display-name="页脚 Char" style:family="text" loext:linked-style-name="Footer">
      <style:text-properties style:font-name="Arial" fo:font-family="Arial" style:font-family-generic="roman" style:font-pitch="variable" fo:font-size="9pt" style:letter-kerning="false" style:font-size-asian="9pt" style:font-size-complex="9pt"/>
    </style:style>
    <style:style style:name="页眉_20_Char" style:display-name="页眉 Char" style:family="text" loext:linked-style-name="Header">
      <style:text-properties style:font-name="Arial" fo:font-family="Arial" style:font-family-generic="roman" style:font-pitch="variable" fo:font-size="9pt" style:letter-kerning="false" style:font-size-asian="9pt" style:font-size-complex="9pt"/>
    </style:style>
    <style:style style:name="Internet_20_link" style:display-name="Internet link" style:family="text">
      <style:text-properties fo:color="#0000ff" loext:opacity="100%" style:font-name="Arial" fo:font-family="Arial" style:font-family-generic="roman" style:font-pitch="variable" fo:font-size="9pt" fo:language="en" fo:country="US" style:text-underline-style="solid" style:text-underline-width="auto" style:text-underline-color="font-color" style:letter-kerning="true" style:font-name-asian="微软雅黑" style:font-family-asian="微软雅黑" style:font-family-generic-asian="system" style:font-pitch-asian="variable" style:font-size-asian="9pt" style:language-asian="zh" style:country-asian="CN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style:font-name="Tahoma" fo:font-family="Tahoma" style:font-family-generic="roman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/>
    </style:style>
    <style:style style:name="_2a__20_text_20_Char_20_Char" style:display-name="* text Char Char" style:family="text" loext:linked-style-name="_2a__20_text">
      <style:text-properties fo:color="#333333" loext:opacity="100%" style:font-name="Arial" fo:font-family="Arial" style:font-family-generic="roman" style:font-pitch="variable" fo:font-size="9pt" style:letter-kerning="true" style:font-name-asian="微软雅黑" style:font-family-asian="微软雅黑" style:font-family-generic-asian="system" style:font-pitch-asian="variable" style:font-size-asian="9pt"/>
    </style:style>
    <style:style style:name="_2a__20_table_20_text_20_Char" style:display-name="* table text Char" style:family="text" loext:linked-style-name="_2a__20_table_20_text">
      <style:text-properties fo:color="#333333" loext:opacity="100%" style:font-name="Arial" fo:font-family="Arial" style:font-family-generic="roman" style:font-pitch="variable" fo:font-size="9pt" style:letter-kerning="true" style:font-name-asian="微软雅黑" style:font-family-asian="微软雅黑" style:font-family-generic-asian="system" style:font-pitch-asian="variable" style:font-size-asian="9pt"/>
    </style:style>
    <style:style style:name="_2a__20_Display_20_terminal_20_Char_20_Char" style:display-name="* Display terminal Char Char" style:family="text" loext:linked-style-name="_2a__20_Display_20_terminal">
      <style:text-properties fo:color="#333333" loext:opacity="100%" style:font-name="宋体" fo:font-family="宋体" style:font-family-generic="roman" style:font-pitch="variable" fo:font-size="9pt" style:letter-kerning="true" fo:background-color="#e6e6e6" style:font-name-asian="微软雅黑" style:font-family-asian="微软雅黑" style:font-family-generic-asian="system" style:font-pitch-asian="variable" style:font-size-asian="9pt"/>
    </style:style>
    <style:style style:name="已访问的超链接1" style:family="text">
      <style:text-properties fo:color="#800080" loext:opacity="100%" style:font-name="Tahoma" fo:font-family="Tahoma" style:font-family-generic="roman" style:font-pitch="variable" fo:font-size="12pt" fo:language="en" fo:country="US" style:text-underline-style="solid" style:text-underline-width="auto" style:text-underline-color="font-color" style:letter-kerning="true" style:font-name-asian="宋体1" style:font-family-asian="宋体" style:font-family-generic-asian="system" style:font-pitch-asian="variable" style:font-size-asian="12pt" style:language-asian="zh" style:country-asian="CN"/>
    </style:style>
    <style:style style:name="_2a__20_item_20_step_20_Char" style:display-name="* item step Char" style:family="text" loext:linked-style-name="_2a__20_item_20_step">
      <style:text-properties fo:color="#333333" loext:opacity="100%" style:font-name="Arial" fo:font-family="Arial" style:font-family-generic="roman" style:font-pitch="variable" fo:font-size="9pt" style:letter-kerning="true" style:font-name-asian="微软雅黑" style:font-family-asian="微软雅黑" style:font-family-generic-asian="system" style:font-pitch-asian="variable" style:font-size-asian="9pt"/>
    </style:style>
    <style:style style:name="_2a__20_table_20_item_20_step_20_Char" style:display-name="* table item step Char" style:family="text" loext:linked-style-name="_2a__20_table_20_item_20_step">
      <style:text-properties fo:color="#333333" loext:opacity="100%" style:font-name="Arial" fo:font-family="Arial" style:font-family-generic="roman" style:font-pitch="variable" fo:font-size="9pt" fo:language="zh" fo:country="CN" style:letter-kerning="true" style:font-name-asian="微软雅黑" style:font-family-asian="微软雅黑" style:font-family-generic-asian="system" style:font-pitch-asian="variable" style:font-size-asian="9pt" style:language-asian="zh" style:country-asian="CN"/>
    </style:style>
    <style:style style:name="_2a_Block_20_Char" style:display-name="*Block Char" style:family="text" loext:linked-style-name="_2a_Block">
      <style:text-properties fo:color="#333333" loext:opacity="100%" style:font-name="Arial" fo:font-family="Arial" style:font-family-generic="roman" style:font-pitch="variable" fo:font-size="12pt" fo:font-weight="bold" style:font-name-asian="微软雅黑" style:font-family-asian="微软雅黑" style:font-family-generic-asian="system" style:font-pitch-asian="variable" style:font-size-asian="12pt" style:font-weight-asian="bold"/>
    </style:style>
    <style:style style:name="明显强调1" style:family="text">
      <style:text-properties fo:color="#4f81bd" loext:opacity="100%" style:font-name="Tahoma" fo:font-family="Tahoma" style:font-family-generic="roman" style:font-pitch="variable" fo:font-size="12pt" fo:language="en" fo:country="US" fo:font-style="italic" fo:font-weight="bold" style:letter-kerning="true" style:font-name-asian="宋体1" style:font-family-asian="宋体" style:font-family-generic-asian="system" style:font-pitch-asian="variable" style:font-size-asian="12pt" style:language-asian="zh" style:country-asian="CN" style:font-style-asian="italic" style:font-weight-asian="bold"/>
    </style:style>
    <style:style style:name="Table_20_text_20_Char" style:display-name="Table text Char" style:family="text" loext:linked-style-name="Table_20_text">
      <style:text-properties style:font-name="Arial" fo:font-family="Arial" style:font-family-generic="roman" style:font-pitch="variable" fo:language="en" fo:country="US" style:language-asian="zh" style:country-asian="CN"/>
    </style:style>
    <style:style style:name="_2a__20_text_20_Char" style:display-name="* text Char" style:family="text">
      <style:text-properties fo:color="#333333" loext:opacity="100%" style:font-name="Arial" fo:font-family="Arial" style:font-family-generic="roman" style:font-pitch="variable" fo:font-size="9pt" fo:language="en" fo:country="US" style:letter-kerning="true" style:font-name-asian="宋体1" style:font-family-asian="宋体" style:font-family-generic-asian="system" style:font-pitch-asian="variable" style:font-size-asian="9pt" style:language-asian="zh" style:country-asian="CN"/>
    </style:style>
    <style:style style:name="_2a__20_table_20_text_20_Char_20_Char" style:display-name="* table text Char Char" style:family="text">
      <style:text-properties fo:color="#333333" loext:opacity="100%" style:font-name="Arial" fo:font-family="Arial" style:font-family-generic="roman" style:font-pitch="variable" fo:font-size="9pt" fo:language="en" fo:country="US" style:letter-kerning="true" style:font-name-asian="微软雅黑" style:font-family-asian="微软雅黑" style:font-family-generic-asian="system" style:font-pitch-asian="variable" style:font-size-asian="9pt" style:language-asian="zh" style:country-asian="CN"/>
    </style:style>
    <style:style style:name="_2a__20_item_20_step_20_Char_20_Char" style:display-name="* item step Char Char" style:family="text">
      <style:text-properties fo:color="#333333" loext:opacity="100%" style:font-name="Arial" fo:font-family="Arial" style:font-family-generic="roman" style:font-pitch="variable" fo:font-size="9pt" fo:language="en" fo:country="US" style:letter-kerning="true" style:font-name-asian="微软雅黑" style:font-family-asian="微软雅黑" style:font-family-generic-asian="system" style:font-pitch-asian="variable" style:font-size-asian="9pt" style:language-asian="zh" style:country-asian="CN"/>
    </style:style>
    <style:style style:name="_2a__20_table_20_item_20_step_20_Char_20_Char" style:display-name="* table item step Char Char" style:family="text"/>
    <style:style style:name="kwd" style:family="text"/>
    <style:style style:name="_2a__20_item_20_list_20_Char" style:display-name="* item list Char" style:family="text" loext:linked-style-name="_2a__20_item_20_list">
      <style:text-properties fo:color="#333333" loext:opacity="100%" style:font-name="Arial" fo:font-family="Arial" style:font-family-generic="roman" style:font-pitch="variable" fo:font-size="9pt" fo:language="zh" fo:country="CN" style:letter-kerning="true" style:font-name-asian="微软雅黑" style:font-family-asian="微软雅黑" style:font-family-generic-asian="system" style:font-pitch-asian="variable" style:font-size-asian="9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color="#808080" loext:opacity="100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fo:font-size="16pt" fo:font-style="normal" fo:font-weight="normal" style:font-size-asian="16pt" style:font-style-asian="normal" style:font-weight-asian="norma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use-window-font-color="true" loext:opacity="0%" fo:font-size="16pt" fo:font-style="normal" fo:font-weight="normal" style:font-size-asian="16pt" style:font-style-asian="normal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fo:color="#4f81bd" loext:opacity="100%" fo:font-size="12pt" fo:font-style="normal" fo:font-weight="bold" style:font-size-asian="12pt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808080" loext:opacity="100%" fo:font-size="9pt" fo:font-style="normal" fo:font-weight="normal" style:letter-kerning="true" style:font-size-asian="9pt" style:font-style-asian="normal" style:font-weight-asian="normal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letter-kerning="tru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use-window-font-color="true" loext:opacity="0%" fo:font-size="16pt" fo:font-style="normal" fo:font-weight="normal" style:font-size-asian="16pt" style:font-style-asian="normal" style:font-weight-asian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 fo:font-size="16pt" style:font-size-asian="16pt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808080" loext:opacity="100%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Bullet_20_Symbols_20__28_user_29_" style:display-name="Bullet Symbols (user)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335in" fo:text-indent="-0.4335in" fo:margin-left="0.4335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118in" fo:text-indent="-0.5118in" fo:margin-left="0.5118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bullet text:level="2" text:style-name="ListLabel_20_1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0209in" fo:text-indent="-0.2917in" fo:margin-left="1.0209in"/>
        </style:list-level-properties>
        <style:text-properties style:font-name="Wingdings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3126in" fo:text-indent="-0.2917in" fo:margin-left="1.3126in"/>
        </style:list-level-properties>
        <style:text-properties style:font-name="Wingdings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6043in" fo:text-indent="-0.2917in" fo:margin-left="1.6043in"/>
        </style:list-level-properties>
        <style:text-properties style:font-name="Wingdings"/>
      </text:list-level-style-bullet>
      <text:list-level-style-bullet text:level="5" text:style-name="ListLabel_20_14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8957in" fo:text-indent="-0.2917in" fo:margin-left="1.8957in"/>
        </style:list-level-properties>
        <style:text-properties style:font-name="Wingdings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1874in" fo:text-indent="-0.2917in" fo:margin-left="2.1874in"/>
        </style:list-level-properties>
        <style:text-properties style:font-name="Wingdings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4791in" fo:text-indent="-0.2917in" fo:margin-left="2.4791in"/>
        </style:list-level-properties>
        <style:text-properties style:font-name="Wingdings"/>
      </text:list-level-style-bullet>
      <text:list-level-style-bullet text:level="8" text:style-name="ListLabel_20_1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7709in" fo:text-indent="-0.2917in" fo:margin-left="2.7709in"/>
        </style:list-level-properties>
        <style:text-properties style:font-name="Wingdings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0626in" fo:text-indent="-0.2917in" fo:margin-left="3.062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image text:level="1" xlink:href="Pictures/10000001000001000000010088EC146A233E8F82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text:list-tab-stop-position="0.2917in" fo:text-indent="-0.2917in" fo:margin-left="0.2917in"/>
        </style:list-level-properties>
      </text:list-level-style-image>
      <text:list-level-style-bullet text:level="2" text:style-name="ListLabel_20_20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ListLabel_20_2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ListLabel_20_2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image text:level="1" xlink:href="Pictures/10000001000000800000008038DE4F3F87600215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text:list-tab-stop-position="0.2917in" fo:text-indent="-0.2917in" fo:margin-left="0.2917in"/>
        </style:list-level-properties>
      </text:list-level-style-image>
      <text:list-level-style-bullet text:level="2" text:style-name="ListLabel_20_2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ListLabel_20_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ListLabel_20_32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ListLabel_20_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ListLabel_20_3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ListLabel_20_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ListLabel_20_41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ListLabel_20_44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" style:num-suffix="" text:bullet-char="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text:style-name="ListLabel_20_4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ListLabel_20_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ListLabel_20_49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ListLabel_20_50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ListLabel_20_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ListLabel_20_52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ListLabel_20_5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ListLabel_20_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" style:num-suffix="" text:bullet-char="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ebdings"/>
      </text:list-level-style-bullet>
      <text:list-level-style-bullet text:level="2" text:style-name="ListLabel_20_5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ListLabel_20_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ListLabel_20_58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ListLabel_20_5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ListLabel_20_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ListLabel_20_61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ListLabel_20_62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ListLabel_20_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65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917in" fo:text-indent="-0.2917in" fo:margin-left="0.7917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0835in" fo:text-indent="-0.2917in" fo:margin-left="1.083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3752in" fo:text-indent="-0.2917in" fo:margin-left="1.3752in"/>
        </style:list-level-properties>
      </text:list-level-style-number>
      <text:list-level-style-number text:level="5" text:style-name="ListLabel_20_68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6665in" fo:text-indent="-0.2917in" fo:margin-left="1.666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9583in" fo:text-indent="-0.2917in" fo:margin-left="1.958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917in" fo:margin-left="2.25in"/>
        </style:list-level-properties>
      </text:list-level-style-number>
      <text:list-level-style-number text:level="8" text:style-name="ListLabel_20_71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17in" fo:text-indent="-0.2917in" fo:margin-left="2.5417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8335in" fo:text-indent="-0.2917in" fo:margin-left="2.8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image text:level="1" xlink:href="Pictures/100000010000010000000100A606D7CBE4006B7C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917in" fo:margin-left="0.2917in"/>
        </style:list-level-properties>
      </text:list-level-style-image>
      <text:list-level-style-bullet text:level="2" text:style-name="ListLabel_20_74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ListLabel_20_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ListLabel_20_76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ListLabel_20_7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ListLabel_20_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ListLabel_20_79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ListLabel_20_80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ListLabel_20_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image text:level="1" xlink:href="Pictures/1000000100000100000001007DEF3BF604F60283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text:list-tab-stop-position="0.2917in" fo:text-indent="-0.2917in" fo:margin-left="0.2917in"/>
        </style:list-level-properties>
      </text:list-level-style-image>
      <text:list-level-style-bullet text:level="2" text:style-name="ListLabel_20_8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ListLabel_20_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ListLabel_20_85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ListLabel_20_8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ListLabel_20_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ListLabel_20_88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ListLabel_20_8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ListLabel_20_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bullet text:level="2" text:style-name="ListLabel_20_92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ListLabel_20_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ListLabel_20_94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ListLabel_20_9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ListLabel_20_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ListLabel_20_97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ListLabel_20_98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ListLabel_20_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bullet text:level="2" text:style-name="ListLabel_20_10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0209in" fo:text-indent="-0.2917in" fo:margin-left="1.0209in"/>
        </style:list-level-properties>
        <style:text-properties style:font-name="Wingdings"/>
      </text:list-level-style-bullet>
      <text:list-level-style-bullet text:level="3" text:style-name="ListLabel_20_1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3126in" fo:text-indent="-0.2917in" fo:margin-left="1.3126in"/>
        </style:list-level-properties>
        <style:text-properties style:font-name="Wingdings"/>
      </text:list-level-style-bullet>
      <text:list-level-style-bullet text:level="4" text:style-name="ListLabel_20_103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6043in" fo:text-indent="-0.2917in" fo:margin-left="1.6043in"/>
        </style:list-level-properties>
        <style:text-properties style:font-name="Wingdings"/>
      </text:list-level-style-bullet>
      <text:list-level-style-bullet text:level="5" text:style-name="ListLabel_20_104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8957in" fo:text-indent="-0.2917in" fo:margin-left="1.8957in"/>
        </style:list-level-properties>
        <style:text-properties style:font-name="Wingdings"/>
      </text:list-level-style-bullet>
      <text:list-level-style-bullet text:level="6" text:style-name="ListLabel_20_1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1874in" fo:text-indent="-0.2917in" fo:margin-left="2.1874in"/>
        </style:list-level-properties>
        <style:text-properties style:font-name="Wingdings"/>
      </text:list-level-style-bullet>
      <text:list-level-style-bullet text:level="7" text:style-name="ListLabel_20_106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4791in" fo:text-indent="-0.2917in" fo:margin-left="2.4791in"/>
        </style:list-level-properties>
        <style:text-properties style:font-name="Wingdings"/>
      </text:list-level-style-bullet>
      <text:list-level-style-bullet text:level="8" text:style-name="ListLabel_20_10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7709in" fo:text-indent="-0.2917in" fo:margin-left="2.7709in"/>
        </style:list-level-properties>
        <style:text-properties style:font-name="Wingdings"/>
      </text:list-level-style-bullet>
      <text:list-level-style-bullet text:level="9" text:style-name="ListLabel_20_1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0626in" fo:text-indent="-0.2917in" fo:margin-left="3.062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9in" fo:margin-bottom="0.5909in" fo:margin-left="0.7874in" fo:margin-right="0.7874in" style:writing-mode="lr-tb" style:layout-grid-color="#b4c7dc" style:layout-grid-lines="41" style:layout-grid-base-height="0.2165in" style:layout-grid-ruby-height="0.0138in" style:layout-grid-mode="both" style:layout-grid-ruby-below="false" style:layout-grid-print="true" style:layout-grid-display="true" style:layout-grid-base-width="0.1457in" style:layout-grid-snap-to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st</dc:title>
    <dc:subject>V1.0</dc:subject>
    <meta:initial-creator>wsh</meta:initial-creator>
    <meta:editing-cycles>27</meta:editing-cycles>
    <meta:print-date>2022-05-14T12:21:00</meta:print-date>
    <meta:creation-date>2022-05-13T15:51:00</meta:creation-date>
    <dc:date>2022-05-29T15:10:19.188787815</dc:date>
    <meta:editing-duration>PT1H1M43S</meta:editing-duration>
    <meta:generator>LibreOfficeDev/7.4.0.0.alpha1$Linux_X86_64 LibreOffice_project/be3f29bd103bf058eeef063823fd4049448ce27f</meta:generator>
    <meta:document-statistic meta:table-count="0" meta:image-count="0" meta:object-count="0" meta:page-count="1" meta:paragraph-count="2" meta:word-count="9" meta:character-count="30" meta:non-whitespace-character-count="27"/>
    <meta:user-defined meta:name="AppVersion">15.0000</meta:user-defined>
    <meta:user-defined meta:name="Company">Microsoft</meta:user-defined>
    <meta:user-defined meta:name="KSOProductBuildVer">2052-10.1.0.6065</meta:user-defined>
    <meta:template xlink:type="simple" xlink:actuate="onRequest" xlink:title="REQ01T10-配置指南模板(适用于11.x项目).dot" xlink:href=""/>
  </office:meta>
</office:document-meta>
</file>